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3">
      <style:paragraph-properties fo:margin-left="0cm" fo:margin-right="0cm" fo:text-indent="0cm" style:auto-text-indent="false"/>
      <style:text-properties style:font-name="Arial1" fo:font-size="12pt" officeooo:paragraph-rsid="00185a2c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2pt" officeooo:paragraph-rsid="00185a2c" style:font-size-asian="12pt" style:font-size-complex="12pt"/>
    </style:style>
    <style:style style:name="P5" style:family="paragraph" style:parent-style-name="Standard">
      <style:text-properties style:font-name="Arial1" fo:font-size="12pt" officeooo:paragraph-rsid="001bfa23" style:font-size-asian="12pt" style:font-size-complex="12pt"/>
    </style:style>
    <style:style style:name="P6" style:family="paragraph" style:parent-style-name="Standard">
      <style:text-properties style:font-name="Arial1" fo:font-size="12pt" style:font-size-asian="12pt" style:font-name-complex="Times New Roman1" style:font-size-complex="12pt"/>
    </style:style>
    <style:style style:name="P7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1" fo:font-size="12pt" fo:font-weight="bold" officeooo:paragraph-rsid="00185a2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1" fo:font-size="13pt" style:text-underline-style="solid" style:text-underline-width="auto" style:text-underline-color="font-color" officeooo:paragraph-rsid="00185a2c" style:font-size-asian="13pt" style:font-size-complex="13pt"/>
    </style:style>
    <style:style style:name="P10" style:family="paragraph" style:parent-style-name="Standard">
      <style:text-properties officeooo:paragraph-rsid="00185a2c"/>
    </style:style>
    <style:style style:name="T1" style:family="text">
      <style:text-properties style:font-name-complex="Times New Roman1"/>
    </style:style>
    <style:style style:name="T2" style:family="text">
      <style:text-properties officeooo:rsid="00185a2c" style:font-name-complex="Times New Roman1"/>
    </style:style>
    <style:style style:name="T3" style:family="text">
      <style:text-properties officeooo:rsid="00191ecd" style:font-name-complex="Times New Roman1"/>
    </style:style>
    <style:style style:name="T4" style:family="text">
      <style:text-properties officeooo:rsid="001a26c9" style:font-name-complex="Times New Roman1"/>
    </style:style>
    <style:style style:name="T5" style:family="text">
      <style:text-properties officeooo:rsid="001bfa23" style:font-name-complex="Times New Roman1"/>
    </style:style>
    <style:style style:name="T6" style:family="text">
      <style:text-properties officeooo:rsid="001dbabb" style:font-name-complex="Times New Roman1"/>
    </style:style>
    <style:style style:name="T7" style:family="text">
      <style:text-properties officeooo:rsid="001f11d5" style:font-name-complex="Times New Roman1"/>
    </style:style>
    <style:style style:name="T8" style:family="text">
      <style:text-properties officeooo:rsid="00204780" style:font-name-complex="Times New Roman1"/>
    </style:style>
    <style:style style:name="T9" style:family="text">
      <style:text-properties fo:font-weight="bold" style:font-weight-asian="bold" style:font-name-complex="Times New Roman1" style:font-weight-complex="bold"/>
    </style:style>
    <style:style style:name="T10" style:family="text">
      <style:text-properties fo:font-weight="bold" officeooo:rsid="00191ecd" style:font-weight-asian="bold" style:font-name-complex="Times New Roman1" style:font-weight-complex="bold"/>
    </style:style>
    <style:style style:name="T11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1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Arial1" fo:font-size="14pt" style:text-underline-style="none" fo:font-weight="normal" officeooo:rsid="00185a2c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style:font-name="Arial1" fo:font-size="12pt" officeooo:rsid="00185a2c" style:font-size-asian="12pt" style:font-size-complex="12pt"/>
    </style:style>
    <style:style style:name="T16" style:family="text">
      <style:text-properties style:font-name="Arial1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7" style:family="text">
      <style:text-properties style:font-name="Arial1" fo:font-size="13pt" style:text-underline-style="solid" style:text-underline-width="auto" style:text-underline-color="font-color" fo:font-weight="normal" officeooo:rsid="00185a2c" style:font-size-asian="13pt" style:font-weight-asian="normal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OCUMENTACIÓN PARCIAL PROGRAMACIÓN II</text:span></text:p>
      <text:p text:style-name="Standard"><text:span text:style-name="T11"/></text:p>
      <text:p text:style-name="Standard"><text:span text:style-name="T11">ALUMNO:</text:span><text:span text:style-name="T12"> </text:span><text:span text:style-name="T13">Laleff, Alexis Martin</text:span></text:p>
      <text:p text:style-name="P10"><text:span text:style-name="Strong_20_Emphasis"><text:span text:style-name="T14"/></text:span></text:p>
      <text:p text:style-name="P10"><text:span text:style-name="Strong_20_Emphasis"><text:span text:style-name="T16">Descripción del Pro</text:span></text:span><text:span text:style-name="Strong_20_Emphasis"><text:span text:style-name="T17">grama</text:span></text:span></text:p>
      <text:p text:style-name="P10"><text:span text:style-name="T14">El </text:span><text:span text:style-name="T15">programa</text:span><text:span text:style-name="T14"> p</text:span><text:span text:style-name="T15">ide </text:span><text:span text:style-name="T14">crea</text:span><text:span text:style-name="T15">r</text:span><text:span text:style-name="T14"> un </text:span><text:span text:style-name="T15">programa para</text:span><text:span text:style-name="T14"> la gestión de una cl</text:span><text:span text:style-name="T15">í</text:span><text:span text:style-name="T14">nica médica local. Este </text:span><text:span text:style-name="T15">programa</text:span><text:span text:style-name="T14"> </text:span><text:span text:style-name="T15">se usara para</text:span><text:span text:style-name="T14"> administrar </text:span><text:span text:style-name="T15">la </text:span><text:span text:style-name="T14">información </text:span><text:span text:style-name="T15">de</text:span><text:span text:style-name="T14"> </text:span><text:span text:style-name="T15">los profesionales</text:span><text:span text:style-name="T14">, pacientes, especialidades médicas y los recursos disponibles. </text:span><text:span text:style-name="T15">También, se implementarán funciones para realizar consultas en busca de datos e información específica.</text:span></text:p>
      <text:p text:style-name="P10"><text:span text:style-name="T15"/></text:p>
      <text:p text:style-name="P7"><text:span text:style-name="T1">Ejercicio/Paso 1</text:span></text:p>
      <text:p text:style-name="P3"><text:span text:style-name="T5">S</text:span><text:span text:style-name="T1">e definen las clases </text:span><text:span text:style-name="T5">a usar</text:span><text:span text:style-name="T1"> en los siguientes ejercicios/pasos. Se crean las clases Persona, Profesional, Paciente, Especialidad y Recurso con sus atributos </text:span><text:span text:style-name="T5">correspondientes</text:span><text:span text:style-name="T1">.</text:span></text:p>
      <text:p text:style-name="P6"/>
      <text:p text:style-name="P7"><text:span text:style-name="T1">Ejercicio/Paso 2</text:span></text:p>
      <text:p text:style-name="P3"><text:span text:style-name="T5">S</text:span><text:span text:style-name="T1">e lista</text:span><text:span text:style-name="T5">n a</text:span><text:span text:style-name="T1"> los pacientes del día martes 12 de septiembre de 2023 en la especialidad de Radiología. Los pacientes </text:span><text:span text:style-name="T5">se </text:span><text:span text:style-name="T1">deben mostrar ordenados por orden de llegada, </text:span><text:span text:style-name="T5">tiene que</text:span><text:span text:style-name="T1"> incluir el número de turno, el </text:span><text:span text:style-name="T5">nombre y apellido</text:span><text:span text:style-name="T1"> del paciente y el nombre de </text:span><text:span text:style-name="T5">quien </text:span><text:span text:style-name="T1">agendó el turno.</text:span></text:p>
      <text:p text:style-name="P6"/>
      <text:p text:style-name="P7"><text:span text:style-name="T1">Ejercicio/Paso 3</text:span></text:p>
      <text:p text:style-name="P3"><text:span text:style-name="T5">S</text:span><text:span text:style-name="T1">e lista</text:span><text:span text:style-name="T5">n</text:span><text:span text:style-name="T1"> los turnos por Profesional y Especialidad. Los turnos </text:span><text:span text:style-name="T6">se ordenan por orden de llegada en cada especialidad </text:span><text:span text:style-name="T1">y se </text:span><text:span text:style-name="T6">muestra</text:span><text:span text:style-name="T1"> el nombre de </text:span><text:span text:style-name="T6">quien</text:span><text:span text:style-name="T1"> agendó el turno.</text:span></text:p>
      <text:p text:style-name="P6"/>
      <text:p text:style-name="P7"><text:span text:style-name="T1">Ejercicio/Paso 4</text:span></text:p>
      <text:p text:style-name="P3"><text:span text:style-name="T7">S</text:span><text:span text:style-name="T1">e lista</text:span><text:span text:style-name="T7">n</text:span><text:span text:style-name="T1"> </text:span><text:span text:style-name="T7">a </text:span><text:span text:style-name="T1">los pacientes activos mayores de 65 años que están afiliados </text:span><text:span text:style-name="T7">a una obra social, en este caso</text:span><text:span text:style-name="T1"> INSSSEP. Para </text:span><text:span text:style-name="T7">que un paciente sea considerado </text:span><text:span text:style-name="T1">como activo o inactivo se </text:span><text:span text:style-name="T7">empleara una forma de marcación para reconocerlos.</text:span><text:span text:style-name="T1"> Se </text:span><text:span text:style-name="T7">muestran</text:span><text:span text:style-name="T1"> los nombres de los pacientes, sus </text:span><text:span text:style-name="T7">respectivas</text:span><text:span text:style-name="T1"> edades y la obra social a la que est</text:span><text:span text:style-name="T7">e</text:span><text:span text:style-name="T1">n afiliados.</text:span></text:p>
      <text:p text:style-name="P3"/>
      <text:p text:style-name="P3"/>
      <text:p text:style-name="P7"><text:soft-page-break/><text:span text:style-name="T1">Ejercicio/Paso 5</text:span></text:p>
      <text:p text:style-name="P3"><text:span text:style-name="T8">Se</text:span><text:span text:style-name="T1"> determina </text:span><text:span text:style-name="T8">la cantidad de</text:span><text:span text:style-name="T1"> camas de una plaza y televisores hay en </text:span><text:span text:style-name="T8">las instalaciones</text:span><text:span text:style-name="T1"> de la clínica. La cantidad d</text:span><text:span text:style-name="T8">e los</text:span><text:span text:style-name="T1"> recursos se obtiene </text:span><text:span text:style-name="T8">haciendo un conteo de</text:span><text:span text:style-name="T1"> los recursos disponibles en la categoría correspondiente.</text:span></text:p>
      <text:p text:style-name="P3"/>
      <text:p text:style-name="P9"><text:span text:style-name="T1">Clases </text:span><text:span text:style-name="T3">empleadas</text:span></text:p>
      <text:p text:style-name="P9"><text:span text:style-name="T3"/></text:p>
      <text:p text:style-name="P8"><text:span text:style-name="T1">Persona (Super-Clase "Clase Abstracta")</text:span></text:p>
      <text:p text:style-name="P4"><text:span text:style-name="T3">Esta clase </text:span><text:span text:style-name="T1">representa a las personas en el sistema </text:span><text:span text:style-name="T2">de la clínica</text:span><text:span text:style-name="T1">. Contiene atributos comunes como nombre, apellido, edad y estado de activo/inactivo.</text:span></text:p>
      <text:p text:style-name="P4"/>
      <text:p text:style-name="P8"><text:span text:style-name="T1">Profesional (Sub-Clase de Persona)</text:span></text:p>
      <text:p text:style-name="P4"><text:span text:style-name="T2">Esta clase</text:span><text:span text:style-name="T1"> representa a los médicos que trabajan en la clínica. </text:span><text:span text:style-name="T2">T</text:span><text:span text:style-name="T1">iene atributo</text:span><text:span text:style-name="T2">s </text:span><text:span text:style-name="T1">como la especialidad médica y el nombre de </text:span><text:span text:style-name="T2">quien </text:span><text:span text:style-name="T1">agendó el turno, </text:span><text:span text:style-name="T2">ademas de los heredados de la clase “Persona”.</text:span></text:p>
      <text:p text:style-name="P4"><text:span text:style-name="T2"/></text:p>
      <text:p text:style-name="P8"><text:span text:style-name="T1">Paciente (Sub-Clase de Persona)</text:span></text:p>
      <text:p text:style-name="P4"><text:span text:style-name="T3">Esta clase</text:span><text:span text:style-name="T1"> representa a los pacientes </text:span><text:span text:style-name="T3">que fueron y son atendidos</text:span><text:span text:style-name="T1"> </text:span><text:span text:style-name="T3">en </text:span><text:span text:style-name="T1">la clínica. </text:span><text:span text:style-name="T3">Se agrega un atributo mas a la lista de los heredados de la clase “Persona” que es la obra social, que indica si esta afiliado o no a alguna obra social.</text:span></text:p>
      <text:p text:style-name="P4"><text:span text:style-name="T10"/></text:p>
      <text:list text:style-name="WWNum3">
        <text:list-header>
          <text:p text:style-name="P1"><text:span text:style-name="T9">Especialidad</text:span></text:p>
        </text:list-header>
      </text:list>
      <text:p text:style-name="P4"><text:span text:style-name="T4">Esta clase representa</text:span><text:span text:style-name="T1"> las especialidades disponibles en la clínica. </text:span><text:span text:style-name="T4">Cada una de las especialidades están cargadas con un código y un nombre.</text:span></text:p>
      <text:p text:style-name="P4"><text:span text:style-name="T4"/></text:p>
      <text:p text:style-name="P8"><text:span text:style-name="T1">Recurso</text:span></text:p>
      <text:p text:style-name="P5"><text:span text:style-name="T4">Esta clase r</text:span><text:span text:style-name="T1">epresenta los recursos </text:span><text:span text:style-name="T4">que hay</text:span><text:span text:style-name="T1"> en la clínica que deben ser registrados y clasificados. Los recursos pueden incluir camas de una plaza, camas de dos plazas, televisores, sillas, </text:span><text:span text:style-name="T4">muebles, entre otros</text:span><text:span text:style-name="T1">. Cada recurso tiene una categoría ,un nombre </text:span><text:span text:style-name="T5">y</text:span><text:span text:style-name="T1"> una cantida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uenta Microsoft</meta:initial-creator>
    <meta:editing-cycles>8</meta:editing-cycles>
    <meta:creation-date>2023-09-17T00:56:00</meta:creation-date>
    <dc:date>2023-09-17T00:12:57.350000000</dc:date>
    <meta:editing-duration>PT40M13S</meta:editing-duration>
    <meta:generator>LibreOffice/7.4.2.3$Windows_X86_64 LibreOffice_project/382eef1f22670f7f4118c8c2dd222ec7ad009daf</meta:generator>
    <meta:document-statistic meta:table-count="0" meta:image-count="0" meta:object-count="0" meta:page-count="2" meta:paragraph-count="25" meta:word-count="446" meta:character-count="2782" meta:non-whitespace-character-count="2362"/>
    <meta:user-defined meta:name="AppVersion">15.0000</meta:user-defined>
    <meta:template xlink:type="simple" xlink:actuate="onRequest" xlink:title="Normal.dotm" xlink:href=""/>
  </office:meta>
</office:document-meta>
</file>